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107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4.339cm"/>
    </style:style>
    <style:style style:name="co4" style:family="table-column">
      <style:table-column-properties fo:break-before="auto" style:column-width="4.699cm"/>
    </style:style>
    <style:style style:name="co5" style:family="table-column">
      <style:table-column-properties fo:break-before="auto" style:column-width="5.6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cc" fo:font-size="10pt" style:font-size-asian="10pt" style:font-size-complex="10pt"/>
    </style:style>
    <style:style style:name="ce6" style:family="table-cell" style:parent-style-name="Default">
      <style:table-cell-properties style:vertical-align="top"/>
      <style:text-properties fo:color="#0000cc" style:font-name="Liberation Sans" fo:font-size="10pt" style:font-name-asian="Droid Sans Fallback" style:font-size-asian="10pt" style:font-name-complex="FreeSans" style:font-size-complex="10pt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top"/>
      <style:text-properties fo:color="#0000cc" fo:font-size="10pt" style:font-size-asian="10pt" style:font-size-complex="10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color="#0000cc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cc" fo:font-size="10pt" style:font-size-asian="10pt" style:font-size-complex="10pt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cc" fo:font-size="10pt" style:text-underline-style="solid" style:text-underline-width="auto" style:text-underline-color="font-color" style:font-size-asian="10pt" style:font-size-complex="10pt"/>
    </style:style>
    <style:style style:name="ce14" style:family="table-cell" style:parent-style-name="Default">
      <style:table-cell-properties fo:border="0.06pt solid #000000" style:vertical-align="top"/>
      <style:text-properties fo:color="#0000cc" fo:font-size="10pt" style:font-size-asian="10pt" style:font-size-complex="10pt"/>
    </style:style>
    <style:style style:name="ce15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51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6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roid Sans Fallback" style:font-size-asian="16pt" style:language-asian="zh" style:country-asian="CN" style:font-style-asian="italic" style:font-weight-asian="normal" style:font-name-complex="FreeSans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-asian="Droid Sans Fallback" style:font-name-complex="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Eval" table:style-name="ta1" table:print-ranges="Eval.A1:Eval.D32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19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TEAM TASK EVALUATION</text:p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Student Name: </text:p>
          </table:table-cell>
          <table:table-cell table:style-name="ce11" office:value-type="string" calcext:value-type="string">
            <text:p>Damien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Student ID: </text:p>
          </table:table-cell>
          <table:table-cell table:style-name="ce12" office:value-type="float" office:value="9876543210" calcext:value-type="float">
            <text:p>9876543210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eam Name: </text:p>
          </table:table-cell>
          <table:table-cell table:style-name="ce11" office:value-type="string" calcext:value-type="string">
            <office:annotation office:display="true" draw:style-name="gr1" draw:text-style-name="P1" svg:width="2.899cm" svg:height="1.857cm" svg:x="2.321cm" svg:y="0.644cm" draw:caption-point-x="14.695cm" draw:caption-point-y="0.953cm">
              <dc:date>2015-02-25T00:00:00</dc:date>
              <text:p text:style-name="P1"><text:span text:style-name="T1">Change the parts in blue.</text:span></text:p>
            </office:annotation>
            <text:p>Bigwigs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ask: </text:p>
          </table:table-cell>
          <table:table-cell table:style-name="ce11" office:value-type="string" calcext:value-type="string">
            <text:p>Proposal writing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7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How well did your team work together on this task? </text:p>
          </table:table-cell>
          <table:table-cell table:style-name="ce11" office:value-type="string" calcext:value-type="string">
            <office:annotation office:display="true" draw:style-name="gr1" draw:text-style-name="P3" svg:width="3.911cm" svg:height="2.409cm" svg:x="19.517cm" svg:y="0.691cm" draw:caption-point-x="-2.501cm" draw:caption-point-y="2.494cm">
              <dc:date>2015-02-19T00:00:00</dc:date>
              <text:p text:style-name="P2"><text:span text:style-name="T2">Write one of:</text:span></text:p>
              <text:p text:style-name="P2"><text:span text:style-name="T3">- Very well</text:span></text:p>
              <text:p text:style-name="P2"><text:span text:style-name="T3">- OK</text:span></text:p>
              <text:p text:style-name="P2"><text:span text:style-name="T3">- Poorly</text:span></text:p>
            </office:annotation>
            <text:p>Very well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Estimate how many hours you spent on this task? </text:p>
          </table:table-cell>
          <table:table-cell table:style-name="ce12" office:value-type="string" calcext:value-type="string">
            <text:p><text:s/>6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Estimate how many hours in total your team spent on this task? </text:p>
          </table:table-cell>
          <table:table-cell table:style-name="ce12" office:value-type="string" calcext:value-type="string">
            <text:p>18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Name 3 things the team did well together on this task: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3">
            <text:p>1. Dealt with the loss of a team member.</text:p>
            <text:p>2. Brainstorming and generating research ideas.</text:p>
            <text:p>3. Working in a rapid edit review cycle on the last draft of the document.</text:p>
            <text:p/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Name 3 things the team did not do so well together: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3">
            <text:p><text:span text:style-name="T7">1. Keeping all our members.</text:span></text:p>
            <text:p><text:span text:style-name="T7">2. Getting the first draft done in time.</text:span></text:p>
            <text:p><text:span text:style-name="T7">3. Accurately evaluating our progress.</text:span></text:p>
            <text:p/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Team member evaluations:</text:p>
          </table:table-cell>
          <table:table-cell table:style-name="ce7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7" office:value-type="string" calcext:value-type="string">
            <text:p>Members: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Items:</text:p>
          </table:table-cell>
          <table:table-cell table:style-name="ce13" office:value-type="string" calcext:value-type="string">
            <office:annotation office:display="true" draw:style-name="gr2" draw:text-style-name="P3" svg:width="2.899cm" svg:height="2.409cm" svg:x="9.59cm" svg:y="8.725cm" draw:caption-point-x="7.426cm" draw:caption-point-y="2.926cm">
              <dc:date>2015-02-19T00:00:00</dc:date>
              <text:p text:style-name="P2"><text:span text:style-name="T3">Put your own team member names here</text:span></text:p>
            </office:annotation>
            <text:p>Mustafa </text:p>
          </table:table-cell>
          <table:table-cell table:style-name="ce13" office:value-type="string" calcext:value-type="string">
            <text:p>Damien</text:p>
          </table:table-cell>
          <table:table-cell table:style-name="ce13" office:value-type="string" calcext:value-type="string">
            <text:p>Sema</text:p>
          </table:table-cell>
          <table:table-cell table:style-name="ce15"/>
          <table:table-cell table:number-columns-repeated="1019"/>
        </table:table-row>
        <table:table-row table:style-name="ro2">
          <table:table-cell table:style-name="ce8" office:value-type="string" calcext:value-type="string">
            <text:p><text:span text:style-name="T8">Workload:</text:span></text:p>
            <text:p>Took on a proportional amount of work in the task.</text:p>
          </table:table-cell>
          <table:table-cell table:number-columns-repeated="2" table:style-name="ce14" office:value-type="string" calcext:value-type="string">
            <text:p>Adequate</text:p>
          </table:table-cell>
          <table:table-cell table:style-name="ce14" office:value-type="string" calcext:value-type="string">
            <office:annotation office:display="true" draw:style-name="gr1" draw:text-style-name="P4" svg:width="9.773cm" svg:height="4.618cm" svg:x="15.236cm" svg:y="6.07cm" draw:caption-point-x="10.818cm" draw:caption-point-y="6.11cm">
              <dc:date>2015-02-19T00:00:00</dc:date>
              <text:p text:style-name="P2"><text:span text:style-name="T4">Write one of:</text:span></text:p>
              <text:p text:style-name="P2"><text:span text:style-name="T5">- Exceeded</text:span></text:p>
              <text:p text:style-name="P2"><text:span text:style-name="T5">- Adequate</text:span></text:p>
              <text:p text:style-name="P2"><text:span text:style-name="T5">- Inadequate</text:span></text:p>
              <text:p text:style-name="P2"><text:span text:style-name="T5"/></text:p>
              <text:p text:style-name="P2"><text:span text:style-name="T6">If writing “inadequate” or “exceeded”, also please add an explanation.</text:span></text:p>
            </office:annotation>
            <text:p>Adequat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<text:span text:style-name="T8">Dependability:</text:span></text:p>
            <text:p>In a timely manner, finished &amp; followed through on tasks taken on.</text:p>
          </table:table-cell>
          <table:table-cell table:style-name="ce14" office:value-type="string" calcext:value-type="string">
            <text:p>Inadequate</text:p>
            <text:p>Never reviewed or revised.</text:p>
          </table:table-cell>
          <table:table-cell table:number-columns-repeated="2" table:style-name="ce14" office:value-type="string" calcext:value-type="string">
            <text:p>Adequat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<text:span text:style-name="T8">Process:</text:span></text:p>
            <text:p>Facilitated communication &amp; planning.</text:p>
          </table:table-cell>
          <table:table-cell table:style-name="ce14" office:value-type="string" calcext:value-type="string">
            <text:p>Inadequate</text:p>
            <text:p>Stopped responding to emails</text:p>
          </table:table-cell>
          <table:table-cell table:number-columns-repeated="2" table:style-name="ce14" office:value-type="string" calcext:value-type="string">
            <text:p>Adequat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<text:span text:style-name="T8">Initiative:</text:span></text:p>
            <text:p>Worked independently and generated ideas &amp; directions.</text:p>
          </table:table-cell>
          <table:table-cell table:style-name="ce14" office:value-type="string" calcext:value-type="string">
            <text:p>Inadequate</text:p>
            <text:p>Never offered anything</text:p>
          </table:table-cell>
          <table:table-cell table:style-name="ce14" office:value-type="string" calcext:value-type="string">
            <text:p>Adequate</text:p>
          </table:table-cell>
          <table:table-cell table:style-name="ce14" office:value-type="string" calcext:value-type="string">
            <text:p>Exceeded</text:p>
            <text:p>Proactively did Mustafa's job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Suggest one thing that the team could do to improve its future performance: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4" table:number-rows-spanned="3">
            <text:p>Prepare the first draft well in advance and start reviewing it early (to account for team member schedules and likely revision).</text:p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13:23:41.702668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3:44:43.036664696</meta:creation-date>
    <meta:generator>LibreOffice/4.2.7.2$Linux_X86_64 LibreOffice_project/420m0$Build-2</meta:generator>
    <dc:date>2015-02-25T13:52:29.752610951</dc:date>
    <meta:editing-duration>PT50M34S</meta:editing-duration>
    <meta:editing-cycles>25</meta:editing-cycles>
    <meta:document-statistic meta:table-count="1" meta:cell-count="43" meta:object-count="0"/>
  </office:meta>
</office:document-meta>
</file>